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74pt"/>
    </style:style>
    <style:style style:name="co3" style:family="table-column">
      <style:table-column-properties fo:break-before="auto" style:column-width="51.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38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none" fo:border-top="2.01pt solid #000000"/>
    </style:style>
    <style:style style:name="ce32" style:family="table-cell" style:parent-style-name="Pivot_20_Table_20_Value" style:data-style-name="N0"/>
    <style:style style:name="ce33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35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36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37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3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fsf</text:p>
          </table:table-cell>
          <table:table-cell office:value-type="string" calcext:value-type="string">
            <text:p>historical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py_and_politics</text:p>
          </table:table-cell>
          <table:table-cell office:value-type="string" calcext:value-type="string">
            <text:p>suspense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ya</text:p>
          </table:table-cell>
        </table:table-row>
        <table:table-row table:style-name="ro1">
          <table:table-cell office:value-type="string" calcext:value-type="string">
            <text:p>1/1/70</text:p>
          </table:table-cell>
          <table:table-cell office:value-type="float" office:value="0.03418803419" calcext:value-type="float">
            <text:p>0.0341880342</text:p>
          </table:table-cell>
          <table:table-cell office:value-type="float" office:value="0.04487179487" calcext:value-type="float">
            <text:p>0.0448717949</text:p>
          </table:table-cell>
          <table:table-cell office:value-type="float" office:value="0.1303418803" calcext:value-type="float">
            <text:p>0.1303418803</text:p>
          </table:table-cell>
          <table:table-cell office:value-type="float" office:value="0.05555555556" calcext:value-type="float">
            <text:p>0.0555555556</text:p>
          </table:table-cell>
          <table:table-cell office:value-type="float" office:value="0.1217948718" calcext:value-type="float">
            <text:p>0.1217948718</text:p>
          </table:table-cell>
          <table:table-cell office:value-type="float" office:value="0.01709401709" calcext:value-type="float">
            <text:p>0.0170940171</text:p>
          </table:table-cell>
          <table:table-cell office:value-type="float" office:value="0.1239316239" calcext:value-type="float">
            <text:p>0.1239316239</text:p>
          </table:table-cell>
          <table:table-cell office:value-type="float" office:value="0" calcext:value-type="float">
            <text:p>0</text:p>
          </table:table-cell>
          <table:table-cell office:value-type="float" office:value="0.00641025641" calcext:value-type="float">
            <text:p>0.0064102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1</text:p>
          </table:table-cell>
          <table:table-cell office:value-type="float" office:value="0.06196581197" calcext:value-type="float">
            <text:p>0.061965812</text:p>
          </table:table-cell>
          <table:table-cell office:value-type="float" office:value="0.03632478632" calcext:value-type="float">
            <text:p>0.0363247863</text:p>
          </table:table-cell>
          <table:table-cell office:value-type="float" office:value="0.1068376068" calcext:value-type="float">
            <text:p>0.1068376068</text:p>
          </table:table-cell>
          <table:table-cell office:value-type="float" office:value="0.08547008547" calcext:value-type="float">
            <text:p>0.0854700855</text:p>
          </table:table-cell>
          <table:table-cell office:value-type="float" office:value="0.1709401709" calcext:value-type="float">
            <text:p>0.1709401709</text:p>
          </table:table-cell>
          <table:table-cell office:value-type="float" office:value="0" calcext:value-type="float">
            <text:p>0</text:p>
          </table:table-cell>
          <table:table-cell office:value-type="float" office:value="0.1581196581" calcext:value-type="float">
            <text:p>0.1581196581</text:p>
          </table:table-cell>
          <table:table-cell office:value-type="float" office:value="0.07051282051" calcext:value-type="float">
            <text:p>0.0705128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2</text:p>
          </table:table-cell>
          <table:table-cell office:value-type="float" office:value="0.09433962264" calcext:value-type="float">
            <text:p>0.0943396226</text:p>
          </table:table-cell>
          <table:table-cell office:value-type="float" office:value="0.03983228512" calcext:value-type="float">
            <text:p>0.0398322851</text:p>
          </table:table-cell>
          <table:table-cell office:value-type="float" office:value="0.07337526205" calcext:value-type="float">
            <text:p>0.0733752621</text:p>
          </table:table-cell>
          <table:table-cell office:value-type="float" office:value="0.05660377358" calcext:value-type="float">
            <text:p>0.0566037736</text:p>
          </table:table-cell>
          <table:table-cell office:value-type="float" office:value="0.1341719078" calcext:value-type="float">
            <text:p>0.1341719078</text:p>
          </table:table-cell>
          <table:table-cell office:value-type="float" office:value="0.1153039832" calcext:value-type="float">
            <text:p>0.1153039832</text:p>
          </table:table-cell>
          <table:table-cell office:value-type="float" office:value="0.01048218029" calcext:value-type="float">
            <text:p>0.0104821803</text:p>
          </table:table-cell>
          <table:table-cell office:value-type="float" office:value="0.06498951782" calcext:value-type="float">
            <text:p>0.0649895178</text:p>
          </table:table-cell>
          <table:table-cell office:value-type="float" office:value="0.04402515723" calcext:value-type="float">
            <text:p>0.0440251572</text:p>
          </table:table-cell>
          <table:table-cell office:value-type="float" office:value="0.03144654088" calcext:value-type="float">
            <text:p>0.0314465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3</text:p>
          </table:table-cell>
          <table:table-cell office:value-type="float" office:value="0.1094420601" calcext:value-type="float">
            <text:p>0.1094420601</text:p>
          </table:table-cell>
          <table:table-cell office:value-type="float" office:value="0.03862660944" calcext:value-type="float">
            <text:p>0.0386266094</text:p>
          </table:table-cell>
          <table:table-cell office:value-type="float" office:value="0.1180257511" calcext:value-type="float">
            <text:p>0.1180257511</text:p>
          </table:table-cell>
          <table:table-cell office:value-type="float" office:value="0.03862660944" calcext:value-type="float">
            <text:p>0.0386266094</text:p>
          </table:table-cell>
          <table:table-cell office:value-type="float" office:value="0.0643776824" calcext:value-type="float">
            <text:p>0.0643776824</text:p>
          </table:table-cell>
          <table:table-cell office:value-type="float" office:value="0.004291845494" calcext:value-type="float">
            <text:p>0.0042918455</text:p>
          </table:table-cell>
          <table:table-cell office:value-type="float" office:value="0.1394849785" calcext:value-type="float">
            <text:p>0.1394849785</text:p>
          </table:table-cell>
          <table:table-cell office:value-type="float" office:value="0.1137339056" calcext:value-type="float">
            <text:p>0.1137339056</text:p>
          </table:table-cell>
          <table:table-cell office:value-type="float" office:value="0" calcext:value-type="float">
            <text:p>0</text:p>
          </table:table-cell>
          <table:table-cell office:value-type="float" office:value="0.03004291845" calcext:value-type="float">
            <text:p>0.030042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4</text:p>
          </table:table-cell>
          <table:table-cell office:value-type="float" office:value="0.2072649573" calcext:value-type="float">
            <text:p>0.2072649573</text:p>
          </table:table-cell>
          <table:table-cell office:value-type="float" office:value="0.03846153846" calcext:value-type="float">
            <text:p>0.0384615385</text:p>
          </table:table-cell>
          <table:table-cell office:value-type="float" office:value="0.07264957265" calcext:value-type="float">
            <text:p>0.0726495727</text:p>
          </table:table-cell>
          <table:table-cell office:value-type="float" office:value="0" calcext:value-type="float">
            <text:p>0</text:p>
          </table:table-cell>
          <table:table-cell office:value-type="float" office:value="0.1752136752" calcext:value-type="float">
            <text:p>0.1752136752</text:p>
          </table:table-cell>
          <table:table-cell office:value-type="float" office:value="0" calcext:value-type="float">
            <text:p>0</text:p>
          </table:table-cell>
          <table:table-cell office:value-type="float" office:value="0.1730769231" calcext:value-type="float">
            <text:p>0.1730769231</text:p>
          </table:table-cell>
          <table:table-cell office:value-type="float" office:value="0.2521367521" calcext:value-type="float">
            <text:p>0.2521367521</text:p>
          </table:table-cell>
          <table:table-cell office:value-type="float" office:value="0.08974358974" calcext:value-type="float">
            <text:p>0.0897435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5</text:p>
          </table:table-cell>
          <table:table-cell office:value-type="float" office:value="0.1431623932" calcext:value-type="float">
            <text:p>0.1431623932</text:p>
          </table:table-cell>
          <table:table-cell office:value-type="float" office:value="0.004273504274" calcext:value-type="float">
            <text:p>0.0042735043</text:p>
          </table:table-cell>
          <table:table-cell office:value-type="float" office:value="0.0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  <table:table-cell office:value-type="float" office:value="0.202991453" calcext:value-type="float">
            <text:p>0.20299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1623932" calcext:value-type="float">
            <text:p>0.1431623932</text:p>
          </table:table-cell>
          <table:table-cell office:value-type="float" office:value="0.09829059829" calcext:value-type="float">
            <text:p>0.0982905983</text:p>
          </table:table-cell>
          <table:table-cell office:value-type="float" office:value="0.1132478632" calcext:value-type="float">
            <text:p>0.1132478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6</text:p>
          </table:table-cell>
          <table:table-cell office:value-type="float" office:value="0.1196581197" calcext:value-type="float">
            <text:p>0.1196581197</text:p>
          </table:table-cell>
          <table:table-cell office:value-type="float" office:value="0.05982905983" calcext:value-type="float">
            <text:p>0.0598290598</text:p>
          </table:table-cell>
          <table:table-cell office:value-type="float" office:value="0.03418803419" calcext:value-type="float">
            <text:p>0.0341880342</text:p>
          </table:table-cell>
          <table:table-cell office:value-type="float" office:value="0.02991452991" calcext:value-type="float">
            <text:p>0.0299145299</text:p>
          </table:table-cell>
          <table:table-cell office:value-type="float" office:value="0.1923076923" calcext:value-type="float">
            <text:p>0.1923076923</text:p>
          </table:table-cell>
          <table:table-cell office:value-type="float" office:value="0" calcext:value-type="float">
            <text:p>0</text:p>
          </table:table-cell>
          <table:table-cell office:value-type="float" office:value="0.1901709402" calcext:value-type="float">
            <text:p>0.1901709402</text:p>
          </table:table-cell>
          <table:table-cell office:value-type="float" office:value="0.1367521368" calcext:value-type="float">
            <text:p>0.1367521368</text:p>
          </table:table-cell>
          <table:table-cell office:value-type="float" office:value="0.02564102564" calcext:value-type="float">
            <text:p>0.0256410256</text:p>
          </table:table-cell>
          <table:table-cell office:value-type="float" office:value="0.04914529915" calcext:value-type="float">
            <text:p>0.049145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7</text:p>
          </table:table-cell>
          <table:table-cell office:value-type="float" office:value="0.151459854" calcext:value-type="float">
            <text:p>0.151459854</text:p>
          </table:table-cell>
          <table:table-cell office:value-type="float" office:value="0.02372262774" calcext:value-type="float">
            <text:p>0.0237226277</text:p>
          </table:table-cell>
          <table:table-cell office:value-type="float" office:value="0.05474452555" calcext:value-type="float">
            <text:p>0.0547445256</text:p>
          </table:table-cell>
          <table:table-cell office:value-type="float" office:value="0.001824817518" calcext:value-type="float">
            <text:p>0.0018248175</text:p>
          </table:table-cell>
          <table:table-cell office:value-type="float" office:value="0.1770072993" calcext:value-type="float">
            <text:p>0.1770072993</text:p>
          </table:table-cell>
          <table:table-cell office:value-type="float" office:value="0" calcext:value-type="float">
            <text:p>0</text:p>
          </table:table-cell>
          <table:table-cell office:value-type="float" office:value="0.1660583942" calcext:value-type="float">
            <text:p>0.1660583942</text:p>
          </table:table-cell>
          <table:table-cell office:value-type="float" office:value="0.06569343066" calcext:value-type="float">
            <text:p>0.0656934307</text:p>
          </table:table-cell>
          <table:table-cell office:value-type="float" office:value="0.003649635037" calcext:value-type="float">
            <text:p>0.003649635</text:p>
          </table:table-cell>
          <table:table-cell office:value-type="float" office:value="0.02372262774" calcext:value-type="float">
            <text:p>0.0237226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5178571429" calcext:value-type="float">
            <text:p>0.0517857143</text:p>
          </table:table-cell>
          <table:table-cell office:value-type="float" office:value="0.1071428571" calcext:value-type="float">
            <text:p>0.1071428571</text:p>
          </table:table-cell>
          <table:table-cell office:value-type="float" office:value="0" calcext:value-type="float">
            <text:p>0</text:p>
          </table:table-cell>
          <table:table-cell office:value-type="float" office:value="0.1392857143" calcext:value-type="float">
            <text:p>0.1392857143</text:p>
          </table:table-cell>
          <table:table-cell office:value-type="float" office:value="0" calcext:value-type="float">
            <text:p>0</text:p>
          </table:table-cell>
          <table:table-cell office:value-type="float" office:value="0.1982142857" calcext:value-type="float">
            <text:p>0.1982142857</text:p>
          </table:table-cell>
          <table:table-cell office:value-type="float" office:value="0.09464285714" calcext:value-type="float">
            <text:p>0.0946428571</text:p>
          </table:table-cell>
          <table:table-cell office:value-type="float" office:value="0.06785714286" calcext:value-type="float">
            <text:p>0.067857142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79</text:p>
          </table:table-cell>
          <table:table-cell office:value-type="float" office:value="0.1181318681" calcext:value-type="float">
            <text:p>0.1181318681</text:p>
          </table:table-cell>
          <table:table-cell office:value-type="float" office:value="0.02335164835" calcext:value-type="float">
            <text:p>0.0233516484</text:p>
          </table:table-cell>
          <table:table-cell office:value-type="float" office:value="0.1620879121" calcext:value-type="float">
            <text:p>0.1620879121</text:p>
          </table:table-cell>
          <table:table-cell office:value-type="float" office:value="0.05082417582" calcext:value-type="float">
            <text:p>0.0508241758</text:p>
          </table:table-cell>
          <table:table-cell office:value-type="float" office:value="0.114010989" calcext:value-type="float">
            <text:p>0.114010989</text:p>
          </table:table-cell>
          <table:table-cell office:value-type="float" office:value="0" calcext:value-type="float">
            <text:p>0</text:p>
          </table:table-cell>
          <table:table-cell office:value-type="float" office:value="0.06593406593" calcext:value-type="float">
            <text:p>0.0659340659</text:p>
          </table:table-cell>
          <table:table-cell office:value-type="float" office:value="0.1263736264" calcext:value-type="float">
            <text:p>0.1263736264</text:p>
          </table:table-cell>
          <table:table-cell office:value-type="float" office:value="0.004120879121" calcext:value-type="float">
            <text:p>0.0041208791</text:p>
          </table:table-cell>
          <table:table-cell office:value-type="float" office:value="0.1153846154" calcext:value-type="float">
            <text:p>0.115384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80</text:p>
          </table:table-cell>
          <table:table-cell office:value-type="float" office:value="0.1607142857" calcext:value-type="float">
            <text:p>0.1607142857</text:p>
          </table:table-cell>
          <table:table-cell office:value-type="float" office:value="0.02472527473" calcext:value-type="float">
            <text:p>0.0247252747</text:p>
          </table:table-cell>
          <table:table-cell office:value-type="float" office:value="0.02747252747" calcext:value-type="float">
            <text:p>0.0274725275</text:p>
          </table:table-cell>
          <table:table-cell office:value-type="float" office:value="0.04258241758" calcext:value-type="float">
            <text:p>0.0425824176</text:p>
          </table:table-cell>
          <table:table-cell office:value-type="float" office:value="0.0989010989" calcext:value-type="float">
            <text:p>0.0989010989</text:p>
          </table:table-cell>
          <table:table-cell office:value-type="float" office:value="0.01923076923" calcext:value-type="float">
            <text:p>0.0192307692</text:p>
          </table:table-cell>
          <table:table-cell office:value-type="float" office:value="0.1153846154" calcext:value-type="float">
            <text:p>0.1153846154</text:p>
          </table:table-cell>
          <table:table-cell office:value-type="float" office:value="0.1854395604" calcext:value-type="float">
            <text:p>0.1854395604</text:p>
          </table:table-cell>
          <table:table-cell office:value-type="float" office:value="0.009615384615" calcext:value-type="float">
            <text:p>0.0096153846</text:p>
          </table:table-cell>
          <table:table-cell office:value-type="float" office:value="0.03021978022" calcext:value-type="float">
            <text:p>0.0302197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81</text:p>
          </table:table-cell>
          <table:table-cell office:value-type="float" office:value="0.06215469613" calcext:value-type="float">
            <text:p>0.0621546961</text:p>
          </table:table-cell>
          <table:table-cell office:value-type="float" office:value="0.1243093923" calcext:value-type="float">
            <text:p>0.1243093923</text:p>
          </table:table-cell>
          <table:table-cell office:value-type="float" office:value="0.05524861878" calcext:value-type="float">
            <text:p>0.0552486188</text:p>
          </table:table-cell>
          <table:table-cell office:value-type="float" office:value="0.04281767956" calcext:value-type="float">
            <text:p>0.0428176796</text:p>
          </table:table-cell>
          <table:table-cell office:value-type="float" office:value="0.1740331492" calcext:value-type="float">
            <text:p>0.1740331492</text:p>
          </table:table-cell>
          <table:table-cell office:value-type="float" office:value="0.02762430939" calcext:value-type="float">
            <text:p>0.0276243094</text:p>
          </table:table-cell>
          <table:table-cell office:value-type="float" office:value="0.1091160221" calcext:value-type="float">
            <text:p>0.1091160221</text:p>
          </table:table-cell>
          <table:table-cell office:value-type="float" office:value="0.04696132597" calcext:value-type="float">
            <text:p>0.046961326</text:p>
          </table:table-cell>
          <table:table-cell office:value-type="float" office:value="0.00138121547" calcext:value-type="float">
            <text:p>0.0013812155</text:p>
          </table:table-cell>
          <table:table-cell office:value-type="float" office:value="0.01795580111" calcext:value-type="float">
            <text:p>0.0179558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82</text:p>
          </table:table-cell>
          <table:table-cell office:value-type="float" office:value="0.1026011561" calcext:value-type="float">
            <text:p>0.1026011561</text:p>
          </table:table-cell>
          <table:table-cell office:value-type="float" office:value="0.1054913295" calcext:value-type="float">
            <text:p>0.1054913295</text:p>
          </table:table-cell>
          <table:table-cell office:value-type="float" office:value="0.1184971098" calcext:value-type="float">
            <text:p>0.1184971098</text:p>
          </table:table-cell>
          <table:table-cell office:value-type="float" office:value="0.05924855491" calcext:value-type="float">
            <text:p>0.0592485549</text:p>
          </table:table-cell>
          <table:table-cell office:value-type="float" office:value="0.1531791908" calcext:value-type="float">
            <text:p>0.1531791908</text:p>
          </table:table-cell>
          <table:table-cell office:value-type="float" office:value="0" calcext:value-type="float">
            <text:p>0</text:p>
          </table:table-cell>
          <table:table-cell office:value-type="float" office:value="0.1343930636" calcext:value-type="float">
            <text:p>0.1343930636</text:p>
          </table:table-cell>
          <table:table-cell office:value-type="float" office:value="0.1445086705" calcext:value-type="float">
            <text:p>0.1445086705</text:p>
          </table:table-cell>
          <table:table-cell office:value-type="float" office:value="0.07658959538" calcext:value-type="float">
            <text:p>0.0765895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83</text:p>
          </table:table-cell>
          <table:table-cell office:value-type="float" office:value="0.04005524862" calcext:value-type="float">
            <text:p>0.0400552486</text:p>
          </table:table-cell>
          <table:table-cell office:value-type="float" office:value="0.1560773481" calcext:value-type="float">
            <text:p>0.1560773481</text:p>
          </table:table-cell>
          <table:table-cell office:value-type="float" office:value="0.04834254144" calcext:value-type="float">
            <text:p>0.0483425414</text:p>
          </table:table-cell>
          <table:table-cell office:value-type="float" office:value="0.1077348066" calcext:value-type="float">
            <text:p>0.1077348066</text:p>
          </table:table-cell>
          <table:table-cell office:value-type="float" office:value="0.02900552486" calcext:value-type="float">
            <text:p>0.0290055249</text:p>
          </table:table-cell>
          <table:table-cell office:value-type="float" office:value="0.01933701657" calcext:value-type="float">
            <text:p>0.0193370166</text:p>
          </table:table-cell>
          <table:table-cell office:value-type="float" office:value="0.1477900552" calcext:value-type="float">
            <text:p>0.1477900552</text:p>
          </table:table-cell>
          <table:table-cell office:value-type="float" office:value="0.02209944751" calcext:value-type="float">
            <text:p>0.0220994475</text:p>
          </table:table-cell>
          <table:table-cell office:value-type="float" office:value="0.06077348066" calcext:value-type="float">
            <text:p>0.0607734807</text:p>
          </table:table-cell>
          <table:table-cell office:value-type="float" office:value="0.006906077348" calcext:value-type="float">
            <text:p>0.0069060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84</text:p>
          </table:table-cell>
          <table:table-cell table:number-columns-repeated="2" office:value-type="float" office:value="0.1022880215" calcext:value-type="float">
            <text:p>0.1022880215</text:p>
          </table:table-cell>
          <table:table-cell office:value-type="float" office:value="0.03633916555" calcext:value-type="float">
            <text:p>0.0363391656</text:p>
          </table:table-cell>
          <table:table-cell office:value-type="float" office:value="0.04576043069" calcext:value-type="float">
            <text:p>0.0457604307</text:p>
          </table:table-cell>
          <table:table-cell office:value-type="float" office:value="0.06325706595" calcext:value-type="float">
            <text:p>0.063257066</text:p>
          </table:table-cell>
          <table:table-cell office:value-type="float" office:value="0.00134589502" calcext:value-type="float">
            <text:p>0.001345895</text:p>
          </table:table-cell>
          <table:table-cell office:value-type="float" office:value="0.08748317631" calcext:value-type="float">
            <text:p>0.0874831763</text:p>
          </table:table-cell>
          <table:table-cell office:value-type="float" office:value="0.1224764468" calcext:value-type="float">
            <text:p>0.1224764468</text:p>
          </table:table-cell>
          <table:table-cell office:value-type="float" office:value="0.04306864065" calcext:value-type="float">
            <text:p>0.0430686407</text:p>
          </table:table-cell>
          <table:table-cell office:value-type="float" office:value="0.07133243607" calcext:value-type="float">
            <text:p>0.0713324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85</text:p>
          </table:table-cell>
          <table:table-cell office:value-type="float" office:value="0.05153203343" calcext:value-type="float">
            <text:p>0.0515320334</text:p>
          </table:table-cell>
          <table:table-cell office:value-type="float" office:value="0.1225626741" calcext:value-type="float">
            <text:p>0.1225626741</text:p>
          </table:table-cell>
          <table:table-cell office:value-type="float" office:value="0.02646239554" calcext:value-type="float">
            <text:p>0.0264623955</text:p>
          </table:table-cell>
          <table:table-cell office:value-type="float" office:value="0.07938718663" calcext:value-type="float">
            <text:p>0.0793871866</text:p>
          </table:table-cell>
          <table:table-cell office:value-type="float" office:value="0.1169916435" calcext:value-type="float">
            <text:p>0.1169916435</text:p>
          </table:table-cell>
          <table:table-cell office:value-type="float" office:value="0" calcext:value-type="float">
            <text:p>0</text:p>
          </table:table-cell>
          <table:table-cell office:value-type="float" office:value="0.09052924791" calcext:value-type="float">
            <text:p>0.0905292479</text:p>
          </table:table-cell>
          <table:table-cell office:value-type="float" office:value="0.06406685237" calcext:value-type="float">
            <text:p>0.0640668524</text:p>
          </table:table-cell>
          <table:table-cell office:value-type="float" office:value="0.01532033426" calcext:value-type="float">
            <text:p>0.0153203343</text:p>
          </table:table-cell>
          <table:table-cell office:value-type="float" office:value="0.01949860724" calcext:value-type="float">
            <text:p>0.0194986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/1/86</text:p>
          </table:table-cell>
          <table:table-cell office:value-type="float" office:value="0.2121621622" calcext:value-type="float">
            <text:p>0.2121621622</text:p>
          </table:table-cell>
          <table:table-cell office:value-type="float" office:value="0.09324324324" calcext:value-type="float">
            <text:p>0.0932432432</text:p>
          </table:table-cell>
          <table:table-cell office:value-type="float" office:value="0.07702702703" calcext:value-type="float">
            <text:p>0.077027027</text:p>
          </table:table-cell>
          <table:table-cell office:value-type="float" office:value="0.01351351351" calcext:value-type="float">
            <text:p>0.0135135135</text:p>
          </table:table-cell>
          <table:table-cell office:value-type="float" office:value="0.1216216216" calcext:value-type="float">
            <text:p>0.1216216216</text:p>
          </table:table-cell>
          <table:table-cell office:value-type="float" office:value="0" calcext:value-type="float">
            <text:p>0</text:p>
          </table:table-cell>
          <table:table-cell office:value-type="float" office:value="0.2675675676" calcext:value-type="float">
            <text:p>0.2675675676</text:p>
          </table:table-cell>
          <table:table-cell office:value-type="float" office:value="0.09594594595" calcext:value-type="float">
            <text:p>0.095945946</text:p>
          </table:table-cell>
          <table:table-cell office:value-type="float" office:value="0.06891891892" calcext:value-type="float">
            <text:p>0.0689189189</text:p>
          </table:table-cell>
          <table:table-cell office:value-type="float" office:value="0.0472972973" calcext:value-type="float">
            <text:p>0.0472972973</text:p>
          </table:table-cell>
          <table:table-cell office:value-type="float" office:value="0.01081081081" calcext:value-type="float">
            <text:p>0.0108108108</text:p>
          </table:table-cell>
        </table:table-row>
        <table:table-row table:style-name="ro1">
          <table:table-cell office:value-type="string" calcext:value-type="string">
            <text:p>1/1/87</text:p>
          </table:table-cell>
          <table:table-cell office:value-type="float" office:value="0.1185286104" calcext:value-type="float">
            <text:p>0.1185286104</text:p>
          </table:table-cell>
          <table:table-cell office:value-type="float" office:value="0.1321525886" calcext:value-type="float">
            <text:p>0.1321525886</text:p>
          </table:table-cell>
          <table:table-cell office:value-type="float" office:value="0.06948228883" calcext:value-type="float">
            <text:p>0.0694822888</text:p>
          </table:table-cell>
          <table:table-cell office:value-type="float" office:value="0.1008174387" calcext:value-type="float">
            <text:p>0.1008174387</text:p>
          </table:table-cell>
          <table:table-cell office:value-type="float" office:value="0.1444141689" calcext:value-type="float">
            <text:p>0.1444141689</text:p>
          </table:table-cell>
          <table:table-cell office:value-type="float" office:value="0" calcext:value-type="float">
            <text:p>0</text:p>
          </table:table-cell>
          <table:table-cell office:value-type="float" office:value="0.2111716621" calcext:value-type="float">
            <text:p>0.2111716621</text:p>
          </table:table-cell>
          <table:table-cell office:value-type="float" office:value="0.07765667575" calcext:value-type="float">
            <text:p>0.0776566758</text:p>
          </table:table-cell>
          <table:table-cell office:value-type="float" office:value="0.06675749319" calcext:value-type="float">
            <text:p>0.0667574932</text:p>
          </table:table-cell>
          <table:table-cell office:value-type="float" office:value="0.08038147139" calcext:value-type="float">
            <text:p>0.0803814714</text:p>
          </table:table-cell>
          <table:table-cell office:value-type="float" office:value="0.02316076294" calcext:value-type="float">
            <text:p>0.0231607629</text:p>
          </table:table-cell>
        </table:table-row>
        <table:table-row table:style-name="ro1">
          <table:table-cell office:value-type="string" calcext:value-type="string">
            <text:p>1/1/88</text:p>
          </table:table-cell>
          <table:table-cell office:value-type="float" office:value="0.06555090656" calcext:value-type="float">
            <text:p>0.0655509066</text:p>
          </table:table-cell>
          <table:table-cell office:value-type="float" office:value="0.09623430962" calcext:value-type="float">
            <text:p>0.0962343096</text:p>
          </table:table-cell>
          <table:table-cell office:value-type="float" office:value="0.08647140865" calcext:value-type="float">
            <text:p>0.0864714087</text:p>
          </table:table-cell>
          <table:table-cell office:value-type="float" office:value="0.06136680614" calcext:value-type="float">
            <text:p>0.0613668061</text:p>
          </table:table-cell>
          <table:table-cell office:value-type="float" office:value="0.08089260809" calcext:value-type="float">
            <text:p>0.0808926081</text:p>
          </table:table-cell>
          <table:table-cell office:value-type="float" office:value="0" calcext:value-type="float">
            <text:p>0</text:p>
          </table:table-cell>
          <table:table-cell office:value-type="float" office:value="0.2189679219" calcext:value-type="float">
            <text:p>0.2189679219</text:p>
          </table:table-cell>
          <table:table-cell office:value-type="float" office:value="0.06555090656" calcext:value-type="float">
            <text:p>0.0655509066</text:p>
          </table:table-cell>
          <table:table-cell office:value-type="float" office:value="0.07112970711" calcext:value-type="float">
            <text:p>0.0711297071</text:p>
          </table:table-cell>
          <table:table-cell office:value-type="float" office:value="0.02370990237" calcext:value-type="float">
            <text:p>0.0237099024</text:p>
          </table:table-cell>
          <table:table-cell office:value-type="float" office:value="0.02092050209" calcext:value-type="float">
            <text:p>0.0209205021</text:p>
          </table:table-cell>
        </table:table-row>
        <table:table-row table:style-name="ro1">
          <table:table-cell office:value-type="string" calcext:value-type="string">
            <text:p>1/1/89</text:p>
          </table:table-cell>
          <table:table-cell office:value-type="float" office:value="0.1321279555" calcext:value-type="float">
            <text:p>0.1321279555</text:p>
          </table:table-cell>
          <table:table-cell office:value-type="float" office:value="0.06397774687" calcext:value-type="float">
            <text:p>0.0639777469</text:p>
          </table:table-cell>
          <table:table-cell office:value-type="float" office:value="0.07093184979" calcext:value-type="float">
            <text:p>0.0709318498</text:p>
          </table:table-cell>
          <table:table-cell office:value-type="float" office:value="0.05841446453" calcext:value-type="float">
            <text:p>0.0584144645</text:p>
          </table:table-cell>
          <table:table-cell office:value-type="float" office:value="0.2016689847" calcext:value-type="float">
            <text:p>0.2016689847</text:p>
          </table:table-cell>
          <table:table-cell office:value-type="float" office:value="0.01251738526" calcext:value-type="float">
            <text:p>0.0125173853</text:p>
          </table:table-cell>
          <table:table-cell office:value-type="float" office:value="0.09179415855" calcext:value-type="float">
            <text:p>0.0917941586</text:p>
          </table:table-cell>
          <table:table-cell office:value-type="float" office:value="0.1029207232" calcext:value-type="float">
            <text:p>0.1029207232</text:p>
          </table:table-cell>
          <table:table-cell office:value-type="float" office:value="0.07232267038" calcext:value-type="float">
            <text:p>0.0723226704</text:p>
          </table:table-cell>
          <table:table-cell office:value-type="float" office:value="0.02503477051" calcext:value-type="float">
            <text:p>0.025034770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re?</text:p>
          </table:table-cell>
          <table:table-cell table:style-name="Default" office:value-type="string" calcext:value-type="string">
            <text:p>Decade</text:p>
          </table:table-cell>
          <table:table-cell table:style-name="Default" office:value-type="string" calcext:value-type="string">
            <text:p>First Name</text:p>
          </table:table-cell>
          <table:table-cell table:style-name="Default" office:value-type="string" calcext:value-type="string">
            <text:p>Initial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 Initials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50" calcext:value-type="float">
            <text:p>195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C2]+[.D2]" office:value-type="float" office:value="129" calcext:value-type="float">
            <text:p>129</text:p>
          </table:table-cell>
          <table:table-cell table:formula="of:=[.D2]/[.E2]" office:value-type="float" office:value="0.0155038759689922" calcext:value-type="float">
            <text:p>0.01550387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60" calcext:value-type="float">
            <text:p>196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D3]/[.E3]" office:value-type="float" office:value="0.0105263157894737" calcext:value-type="float">
            <text:p>0.010526315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70" calcext:value-type="float">
            <text:p>197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[.D4]/[.E4]" office:value-type="float" office:value="0.0117647058823529" calcext:value-type="float">
            <text:p>0.011764705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80" calcext:value-type="float">
            <text:p>1980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formula="of:=[.D5]/[.E5]" office:value-type="float" office:value="0.0182926829268293" calcext:value-type="float">
            <text:p>0.018292682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90" calcext:value-type="float">
            <text:p>1990</text:p>
          </table:table-cell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table:formula="of:=[.D6]/[.E6]" office:value-type="float" office:value="0.0340136054421769" calcext:value-type="float">
            <text:p>0.034013605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2000" calcext:value-type="float">
            <text:p>2000</text:p>
          </table:table-cell>
          <table:table-cell office:value-type="float" office:value="554" calcext:value-type="float">
            <text:p>554</text:p>
          </table:table-cell>
          <table:table-cell office:value-type="float" office:value="25" calcext:value-type="float">
            <text:p>25</text:p>
          </table:table-cell>
          <table:table-cell office:value-type="float" office:value="643" calcext:value-type="float">
            <text:p>643</text:p>
          </table:table-cell>
          <table:table-cell table:formula="of:=[.D7]/[.E7]" office:value-type="float" office:value="0.0388802488335925" calcext:value-type="float">
            <text:p>0.0388802488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2010" calcext:value-type="float">
            <text:p>2010</text:p>
          </table:table-cell>
          <table:table-cell office:value-type="float" office:value="478" calcext:value-type="float">
            <text:p>478</text:p>
          </table:table-cell>
          <table:table-cell office:value-type="float" office:value="34" calcext:value-type="float">
            <text:p>34</text:p>
          </table:table-cell>
          <table:table-cell office:value-type="float" office:value="577" calcext:value-type="float">
            <text:p>577</text:p>
          </table:table-cell>
          <table:table-cell table:formula="of:=[.D8]/[.E8]" office:value-type="float" office:value="0.0589254766031196" calcext:value-type="float">
            <text:p>0.058925476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Genre Fiction</text:p>
          </table:table-cell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9]/[.E9]"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Genre Fiction</text:p>
          </table:table-cell>
          <table:table-cell office:value-type="float" office:value="1960" calcext:value-type="float">
            <text:p>19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10]/[.E10]"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Genre Fiction</text:p>
          </table:table-cell>
          <table:table-cell office:value-type="float" office:value="1970" calcext:value-type="float">
            <text:p>19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D11]/[.E11]" office:value-type="float" office:value="0.0454545454545455" calcext:value-type="float">
            <text:p>0.045454545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Genre Fiction</text:p>
          </table:table-cell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12]/[.E12]" office:value-type="float" office:value="0.04" calcext:value-type="float">
            <text:p>0.04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Genre Fiction</text:p>
          </table:table-cell>
          <table:table-cell office:value-type="float" office:value="1990" calcext:value-type="float">
            <text:p>199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D13]/[.E13]" office:value-type="float" office:value="0.0169491525423729" calcext:value-type="float">
            <text:p>0.016949152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Genre Fiction</text:p>
          </table:table-cell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D14]/[.E14]"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ce2" office:value-type="string" calcext:value-type="string">
            <text:p>Genre Fiction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D15]/[.E15]" office:value-type="float" office:value="0.125" calcext:value-type="float">
            <text:p>0.12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Genre Fiction</text:p>
          </table:table-cell>
          <table:table-cell office:value-type="float" office:value="1950" calcext:value-type="float">
            <text:p>195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6]+[.D16]" office:value-type="float" office:value="15" calcext:value-type="float">
            <text:p>15</text:p>
          </table:table-cell>
          <table:table-cell table:formula="of:=[.D16]/[.E16]" office:value-type="float" office:value="0.0666666666666667" calcext:value-type="float">
            <text:p>0.066666666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enre Fiction</text:p>
          </table:table-cell>
          <table:table-cell office:value-type="float" office:value="1960" calcext:value-type="float">
            <text:p>19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7]+[.D17]" office:value-type="float" office:value="12" calcext:value-type="float">
            <text:p>12</text:p>
          </table:table-cell>
          <table:table-cell table:formula="of:=[.D17]/[.E17]" office:value-type="float" office:value="0.0833333333333333" calcext:value-type="float">
            <text:p>0.083333333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enre Fiction</text:p>
          </table:table-cell>
          <table:table-cell office:value-type="float" office:value="1970" calcext:value-type="float">
            <text:p>197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C18]+[.D18]" office:value-type="float" office:value="28" calcext:value-type="float">
            <text:p>28</text:p>
          </table:table-cell>
          <table:table-cell table:formula="of:=[.D18]/[.E18]" office:value-type="float" office:value="0.107142857142857" calcext:value-type="float">
            <text:p>0.107142857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enre Fiction</text:p>
          </table:table-cell>
          <table:table-cell office:value-type="float" office:value="1980" calcext:value-type="float">
            <text:p>198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C19]+[.D19]" office:value-type="float" office:value="86" calcext:value-type="float">
            <text:p>86</text:p>
          </table:table-cell>
          <table:table-cell table:formula="of:=[.D19]/[.E19]" office:value-type="float" office:value="0.0697674418604651" calcext:value-type="float">
            <text:p>0.06976744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enre Fiction</text:p>
          </table:table-cell>
          <table:table-cell office:value-type="float" office:value="1990" calcext:value-type="float">
            <text:p>199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20]+[.D20]" office:value-type="float" office:value="85" calcext:value-type="float">
            <text:p>85</text:p>
          </table:table-cell>
          <table:table-cell table:formula="of:=[.D20]/[.E20]" office:value-type="float" office:value="0.0117647058823529" calcext:value-type="float">
            <text:p>0.01176470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enre Fiction</text:p>
          </table:table-cell>
          <table:table-cell office:value-type="float" office:value="2000" calcext:value-type="float">
            <text:p>200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[.C21]+[.D21]" office:value-type="float" office:value="89" calcext:value-type="float">
            <text:p>89</text:p>
          </table:table-cell>
          <table:table-cell table:formula="of:=[.D21]/[.E21]" office:value-type="float" office:value="0.0224719101123595" calcext:value-type="float">
            <text:p>0.02247191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Genre Fiction</text:p>
          </table:table-cell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2]+[.D22]" office:value-type="float" office:value="23" calcext:value-type="float">
            <text:p>23</text:p>
          </table:table-cell>
          <table:table-cell table:formula="of:=[.D22]/[.E22]"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50" calcext:value-type="float">
            <text:p>1950</text:p>
          </table:table-cell>
          <table:table-cell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table:formula="of:=[.C23]+[.D23]" office:value-type="float" office:value="366" calcext:value-type="float">
            <text:p>366</text:p>
          </table:table-cell>
          <table:table-cell table:formula="of:=[.D23]/[.E23]" office:value-type="float" office:value="0.0737704918032787" calcext:value-type="float">
            <text:p>0.073770491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60" calcext:value-type="float">
            <text:p>1960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[.C24]+[.D24]" office:value-type="float" office:value="203" calcext:value-type="float">
            <text:p>203</text:p>
          </table:table-cell>
          <table:table-cell table:formula="of:=[.D24]/[.E24]" office:value-type="float" office:value="0.0295566502463054" calcext:value-type="float">
            <text:p>0.029556650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70" calcext:value-type="float">
            <text:p>1970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formula="of:=[.C25]+[.D25]" office:value-type="float" office:value="193" calcext:value-type="float">
            <text:p>193</text:p>
          </table:table-cell>
          <table:table-cell table:formula="of:=[.D25]/[.E25]" office:value-type="float" office:value="0.0259067357512953" calcext:value-type="float">
            <text:p>0.025906735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80" calcext:value-type="float">
            <text:p>1980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table:formula="of:=[.C26]+[.D26]" office:value-type="float" office:value="286" calcext:value-type="float">
            <text:p>286</text:p>
          </table:table-cell>
          <table:table-cell table:formula="of:=[.D26]/[.E26]" office:value-type="float" office:value="0.0454545454545455" calcext:value-type="float">
            <text:p>0.045454545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1990" calcext:value-type="float">
            <text:p>1990</text:p>
          </table:table-cell>
          <table:table-cell office:value-type="float" office:value="337" calcext:value-type="float">
            <text:p>337</text:p>
          </table:table-cell>
          <table:table-cell office:value-type="float" office:value="19" calcext:value-type="float">
            <text:p>19</text:p>
          </table:table-cell>
          <table:table-cell table:formula="of:=[.C27]+[.D27]" office:value-type="float" office:value="356" calcext:value-type="float">
            <text:p>356</text:p>
          </table:table-cell>
          <table:table-cell table:formula="of:=[.D27]/[.E27]" office:value-type="float" office:value="0.0533707865168539" calcext:value-type="float">
            <text:p>0.053370786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2000" calcext:value-type="float">
            <text:p>2000</text:p>
          </table:table-cell>
          <table:table-cell office:value-type="float" office:value="502" calcext:value-type="float">
            <text:p>502</text:p>
          </table:table-cell>
          <table:table-cell office:value-type="float" office:value="31" calcext:value-type="float">
            <text:p>31</text:p>
          </table:table-cell>
          <table:table-cell table:formula="of:=[.C28]+[.D28]" office:value-type="float" office:value="533" calcext:value-type="float">
            <text:p>533</text:p>
          </table:table-cell>
          <table:table-cell table:formula="of:=[.D28]/[.E28]" office:value-type="float" office:value="0.0581613508442777" calcext:value-type="float">
            <text:p>0.058161350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iterary Fiction</text:p>
          </table:table-cell>
          <table:table-cell office:value-type="float" office:value="2010" calcext:value-type="float">
            <text:p>2010</text:p>
          </table:table-cell>
          <table:table-cell office:value-type="float" office:value="524" calcext:value-type="float">
            <text:p>524</text:p>
          </table:table-cell>
          <table:table-cell office:value-type="float" office:value="20" calcext:value-type="float">
            <text:p>20</text:p>
          </table:table-cell>
          <table:table-cell table:formula="of:=[.C29]+[.D29]" office:value-type="float" office:value="544" calcext:value-type="float">
            <text:p>544</text:p>
          </table:table-cell>
          <table:table-cell table:formula="of:=[.D29]/[.E29]" office:value-type="float" office:value="0.0367647058823529" calcext:value-type="float">
            <text:p>0.036764705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50" calcext:value-type="float">
            <text:p>195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table:formula="of:=[.C30]+[.D30]" office:value-type="float" office:value="150" calcext:value-type="float">
            <text:p>150</text:p>
          </table:table-cell>
          <table:table-cell table:formula="of:=[.D30]/[.E30]" office:value-type="float" office:value="0.0133333333333333" calcext:value-type="float">
            <text:p>0.013333333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1]+[.D31]" office:value-type="float" office:value="86" calcext:value-type="float">
            <text:p>86</text:p>
          </table:table-cell>
          <table:table-cell table:formula="of:=[.D31]/[.E31]" office:value-type="float" office:value="0.0116279069767442" calcext:value-type="float">
            <text:p>0.01162790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70" calcext:value-type="float">
            <text:p>197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[.C32]+[.D32]" office:value-type="float" office:value="75" calcext:value-type="float">
            <text:p>75</text:p>
          </table:table-cell>
          <table:table-cell table:formula="of:=[.D32]/[.E32]" office:value-type="float" office:value="0.0266666666666667" calcext:value-type="float">
            <text:p>0.026666666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80" calcext:value-type="float">
            <text:p>198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formula="of:=[.C33]+[.D33]" office:value-type="float" office:value="145" calcext:value-type="float">
            <text:p>145</text:p>
          </table:table-cell>
          <table:table-cell table:formula="of:=[.D33]/[.E33]" office:value-type="float" office:value="0.0344827586206897" calcext:value-type="float">
            <text:p>0.034482758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90" calcext:value-type="float">
            <text:p>1990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table:formula="of:=[.C34]+[.D34]" office:value-type="float" office:value="301" calcext:value-type="float">
            <text:p>301</text:p>
          </table:table-cell>
          <table:table-cell table:formula="of:=[.D34]/[.E34]" office:value-type="float" office:value="0.0365448504983389" calcext:value-type="float">
            <text:p>0.036544850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000" calcext:value-type="float">
            <text:p>2000</text:p>
          </table:table-cell>
          <table:table-cell office:value-type="float" office:value="606" calcext:value-type="float">
            <text:p>606</text:p>
          </table:table-cell>
          <table:table-cell office:value-type="float" office:value="25" calcext:value-type="float">
            <text:p>25</text:p>
          </table:table-cell>
          <table:table-cell table:formula="of:=[.C35]+[.D35]" office:value-type="float" office:value="631" calcext:value-type="float">
            <text:p>631</text:p>
          </table:table-cell>
          <table:table-cell table:formula="of:=[.D35]/[.E35]" office:value-type="float" office:value="0.0396196513470681" calcext:value-type="float">
            <text:p>0.039619651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010" calcext:value-type="float">
            <text:p>2010</text:p>
          </table:table-cell>
          <table:table-cell office:value-type="float" office:value="504" calcext:value-type="float">
            <text:p>504</text:p>
          </table:table-cell>
          <table:table-cell office:value-type="float" office:value="38" calcext:value-type="float">
            <text:p>38</text:p>
          </table:table-cell>
          <table:table-cell table:formula="of:=[.C36]+[.D36]" office:value-type="float" office:value="542" calcext:value-type="float">
            <text:p>542</text:p>
          </table:table-cell>
          <table:table-cell table:formula="of:=[.D36]/[.E36]" office:value-type="float" office:value="0.0701107011070111" calcext:value-type="float">
            <text:p>0.0701107011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50" calcext:value-type="float">
            <text:p>1950</text:p>
          </table:table-cell>
          <table:table-cell office:value-type="float" office:value="393" calcext:value-type="float">
            <text:p>393</text:p>
          </table:table-cell>
          <table:table-cell office:value-type="float" office:value="28" calcext:value-type="float">
            <text:p>28</text:p>
          </table:table-cell>
          <table:table-cell table:formula="of:=[.C37]+[.D37]" office:value-type="float" office:value="421" calcext:value-type="float">
            <text:p>421</text:p>
          </table:table-cell>
          <table:table-cell table:formula="of:=[.D37]/[.E37]" office:value-type="float" office:value="0.0665083135391924" calcext:value-type="float">
            <text:p>0.066508313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60" calcext:value-type="float">
            <text:p>1960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[.C38]+[.D38]" office:value-type="float" office:value="226" calcext:value-type="float">
            <text:p>226</text:p>
          </table:table-cell>
          <table:table-cell table:formula="of:=[.D38]/[.E38]" office:value-type="float" office:value="0.0353982300884956" calcext:value-type="float">
            <text:p>0.035398230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70" calcext:value-type="float">
            <text:p>1970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formula="of:=[.C39]+[.D39]" office:value-type="float" office:value="230" calcext:value-type="float">
            <text:p>230</text:p>
          </table:table-cell>
          <table:table-cell table:formula="of:=[.D39]/[.E39]" office:value-type="float" office:value="0.0347826086956522" calcext:value-type="float">
            <text:p>0.034782608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80" calcext:value-type="float">
            <text:p>1980</text:p>
          </table:table-cell>
          <table:table-cell office:value-type="float" office:value="364" calcext:value-type="float">
            <text:p>364</text:p>
          </table:table-cell>
          <table:table-cell office:value-type="float" office:value="19" calcext:value-type="float">
            <text:p>19</text:p>
          </table:table-cell>
          <table:table-cell table:formula="of:=[.C40]+[.D40]" office:value-type="float" office:value="383" calcext:value-type="float">
            <text:p>383</text:p>
          </table:table-cell>
          <table:table-cell table:formula="of:=[.D40]/[.E40]" office:value-type="float" office:value="0.0496083550913838" calcext:value-type="float">
            <text:p>0.04960835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990" calcext:value-type="float">
            <text:p>1990</text:p>
          </table:table-cell>
          <table:table-cell office:value-type="float" office:value="423" calcext:value-type="float">
            <text:p>423</text:p>
          </table:table-cell>
          <table:table-cell office:value-type="float" office:value="20" calcext:value-type="float">
            <text:p>20</text:p>
          </table:table-cell>
          <table:table-cell table:formula="of:=[.C41]+[.D41]" office:value-type="float" office:value="443" calcext:value-type="float">
            <text:p>443</text:p>
          </table:table-cell>
          <table:table-cell table:formula="of:=[.D41]/[.E41]" office:value-type="float" office:value="0.0451467268623025" calcext:value-type="float">
            <text:p>0.045146726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000" calcext:value-type="float">
            <text:p>2000</text:p>
          </table:table-cell>
          <table:table-cell office:value-type="float" office:value="598" calcext:value-type="float">
            <text:p>598</text:p>
          </table:table-cell>
          <table:table-cell office:value-type="float" office:value="33" calcext:value-type="float">
            <text:p>33</text:p>
          </table:table-cell>
          <table:table-cell table:formula="of:=[.C42]+[.D42]" office:value-type="float" office:value="631" calcext:value-type="float">
            <text:p>631</text:p>
          </table:table-cell>
          <table:table-cell table:formula="of:=[.D42]/[.E42]" office:value-type="float" office:value="0.05229793977813" calcext:value-type="float">
            <text:p>0.0522979398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010" calcext:value-type="float">
            <text:p>2010</text:p>
          </table:table-cell>
          <table:table-cell office:value-type="float" office:value="551" calcext:value-type="float">
            <text:p>551</text:p>
          </table:table-cell>
          <table:table-cell office:value-type="float" office:value="20" calcext:value-type="float">
            <text:p>20</text:p>
          </table:table-cell>
          <table:table-cell table:formula="of:=[.C43]+[.D43]" office:value-type="float" office:value="571" calcext:value-type="float">
            <text:p>571</text:p>
          </table:table-cell>
          <table:table-cell table:formula="of:=[.D43]/[.E43]" office:value-type="float" office:value="0.0350262697022767" calcext:value-type="float">
            <text:p>0.0350262697</text:p>
          </table:table-cell>
          <table:table-cell office:value-type="string" calcext:value-type="string">
            <text:p>Male</text:p>
          </table:table-cell>
        </table:table-row>
      </table:table>
      <table:table table:name="Pivot Table_Sheet2_1" table:style-name="ta1">
        <table:shapes>
          <draw:frame draw:z-index="0" draw:style-name="gr1" draw:text-style-name="P1" svg:width="453.51pt" svg:height="255.09pt" svg:x="147.88pt" svg:y="41.22pt">
            <draw:object draw:notify-on-update-of-ranges="'Pivot Table_Sheet2_1'.A5:'Pivot Table_Sheet2_1'.A11 'Pivot Table_Sheet2_1'.B4:'Pivot Table_Sheet2_1'.B4 'Pivot Table_Sheet2_1'.B5:'Pivot Table_Sheet2_1'.B11 'Pivot Table_Sheet2_1'.C4:'Pivot Table_Sheet2_1'.C4 'Pivot Table_Sheet2_1'.C5:'Pivot Table_Sheet2_1'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ce13"/>
        <table:table-column table:style-name="co1" table:default-cell-style-name="ce19"/>
        <table:table-column table:style-name="co1" table:default-cell-style-name="ce25"/>
        <table:table-row table:style-name="ro1">
          <table:table-cell table:style-name="Pivot_20_Table_20_Field" office:value-type="string" calcext:value-type="string">
            <text:p>Genre?</text:p>
          </table:table-cell>
          <table:table-cell table:style-name="ce9" office:value-type="string" calcext:value-type="string">
            <text:p>All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Max - Percent Initials</text:p>
          </table:table-cell>
          <table:table-cell table:style-name="ce10" office:value-type="string" calcext:value-type="string">
            <text:p>Data</text:p>
          </table:table-cell>
          <table:table-cell table:style-name="ce16"/>
          <table:table-cell table:style-name="ce22"/>
        </table:table-row>
        <table:table-row table:style-name="ro1">
          <table:table-cell table:style-name="ce5" office:value-type="string" calcext:value-type="string">
            <text:p>Decade</text:p>
          </table:table-cell>
          <table:table-cell table:style-name="ce11" office:value-type="string" calcext:value-type="string">
            <text:p>Female</text:p>
          </table:table-cell>
          <table:table-cell table:style-name="ce17" office:value-type="string" calcext:value-type="string">
            <text:p>Male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6" office:value-type="float" office:value="1950" calcext:value-type="float">
            <text:p>1950</text:p>
          </table:table-cell>
          <table:table-cell table:style-name="ce12" office:value-type="float" office:value="0.0133333333333333" calcext:value-type="float">
            <text:p>0.0133333333</text:p>
          </table:table-cell>
          <table:table-cell table:style-name="ce18" office:value-type="float" office:value="0.0665083135391924" calcext:value-type="float">
            <text:p>0.0665083135</text:p>
          </table:table-cell>
          <table:table-cell table:style-name="ce24" office:value-type="float" office:value="0.0665083135391924" calcext:value-type="float">
            <text:p>0.066508313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116279069767442" calcext:value-type="float">
            <text:p>0.011627907</text:p>
          </table:table-cell>
          <table:table-cell table:number-columns-repeated="2" office:value-type="float" office:value="0.0353982300884956" calcext:value-type="float">
            <text:p>0.0353982301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266666666666667" calcext:value-type="float">
            <text:p>0.0266666667</text:p>
          </table:table-cell>
          <table:table-cell table:number-columns-repeated="2" office:value-type="float" office:value="0.0347826086956522" calcext:value-type="float">
            <text:p>0.034782608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344827586206897" calcext:value-type="float">
            <text:p>0.0344827586</text:p>
          </table:table-cell>
          <table:table-cell table:number-columns-repeated="2" office:value-type="float" office:value="0.0496083550913838" calcext:value-type="float">
            <text:p>0.049608355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365448504983389" calcext:value-type="float">
            <text:p>0.0365448505</text:p>
          </table:table-cell>
          <table:table-cell table:number-columns-repeated="2" office:value-type="float" office:value="0.0451467268623025" calcext:value-type="float">
            <text:p>0.04514672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96196513470681" calcext:value-type="float">
            <text:p>0.0396196513</text:p>
          </table:table-cell>
          <table:table-cell table:number-columns-repeated="2" office:value-type="float" office:value="0.05229793977813" calcext:value-type="float">
            <text:p>0.052297939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4" office:value-type="float" office:value="0.0701107011070111" calcext:value-type="float">
            <text:p>0.0701107011</text:p>
          </table:table-cell>
          <table:table-cell table:style-name="ce20" office:value-type="float" office:value="0.0350262697022767" calcext:value-type="float">
            <text:p>0.0350262697</text:p>
          </table:table-cell>
          <table:table-cell table:style-name="ce26" office:value-type="float" office:value="0.0701107011070111" calcext:value-type="float">
            <text:p>0.0701107011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office:value-type="float" office:value="0.0701107011070111" calcext:value-type="float">
            <text:p>0.0701107011</text:p>
          </table:table-cell>
          <table:table-cell table:style-name="ce21" office:value-type="float" office:value="0.0665083135391924" calcext:value-type="float">
            <text:p>0.0665083135</text:p>
          </table:table-cell>
          <table:table-cell table:style-name="ce27" office:value-type="float" office:value="0.0701107011070111" calcext:value-type="float">
            <text:p>0.0701107011</text:p>
          </table:table-cell>
        </table:table-row>
      </table:table>
      <table:table table:name="Sheet4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ecade</text:p>
          </table:table-cell>
          <table:table-cell table:style-name="Default" office:value-type="string" calcext:value-type="string">
            <text:p>First Name</text:p>
          </table:table-cell>
          <table:table-cell table:style-name="Default" office:value-type="string" calcext:value-type="string">
            <text:p>Initial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36" calcext:value-type="float">
            <text:p>236</text:p>
          </table:table-cell>
          <table:table-cell office:value-type="float" office:value="15" calcext:value-type="float">
            <text:p>15</text:p>
          </table:table-cell>
          <table:table-cell table:formula="of:=[.C2]+[.B2]" office:value-type="float" office:value="251" calcext:value-type="float">
            <text:p>251</text:p>
          </table:table-cell>
          <table:table-cell table:formula="of:=[.C2]/[.D2]" office:value-type="float" office:value="0.0597609561752988" calcext:value-type="float">
            <text:p>0.059760956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formula="of:=[.C3]+[.B3]" office:value-type="float" office:value="149" calcext:value-type="float">
            <text:p>149</text:p>
          </table:table-cell>
          <table:table-cell table:formula="of:=[.C3]/[.D3]" office:value-type="float" office:value="0.0402684563758389" calcext:value-type="float">
            <text:p>0.040268456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C4]+[.B4]" office:value-type="float" office:value="120" calcext:value-type="float">
            <text:p>120</text:p>
          </table:table-cell>
          <table:table-cell table:formula="of:=[.C4]/[.D4]" office:value-type="float" office:value="0.05" calcext:value-type="float">
            <text:p>0.05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formula="of:=[.C5]+[.B5]" office:value-type="float" office:value="163" calcext:value-type="float">
            <text:p>163</text:p>
          </table:table-cell>
          <table:table-cell table:formula="of:=[.C5]/[.D5]" office:value-type="float" office:value="0.0429447852760736" calcext:value-type="float">
            <text:p>0.0429447853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formula="of:=[.C6]+[.B6]" office:value-type="float" office:value="172" calcext:value-type="float">
            <text:p>172</text:p>
          </table:table-cell>
          <table:table-cell table:formula="of:=[.C6]/[.D6]" office:value-type="float" office:value="0.0290697674418605" calcext:value-type="float">
            <text:p>0.029069767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C7]+[.B7]" office:value-type="float" office:value="207" calcext:value-type="float">
            <text:p>207</text:p>
          </table:table-cell>
          <table:table-cell table:formula="of:=[.C7]/[.D7]" office:value-type="float" office:value="0.0338164251207729" calcext:value-type="float">
            <text:p>0.0338164251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[.C8]+[.B8]" office:value-type="float" office:value="204" calcext:value-type="float">
            <text:p>204</text:p>
          </table:table-cell>
          <table:table-cell table:formula="of:=[.C8]/[.D8]" office:value-type="float" office:value="0.0294117647058823" calcext:value-type="float">
            <text:p>0.029411764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C9]+[.B9]" office:value-type="float" office:value="95" calcext:value-type="float">
            <text:p>95</text:p>
          </table:table-cell>
          <table:table-cell table:formula="of:=[.C9]/[.D9]" office:value-type="float" office:value="0.0210526315789474" calcext:value-type="float">
            <text:p>0.021052631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50" calcext:value-type="float">
            <text:p>50</text:p>
          </table:table-cell>
          <table:table-cell table:formula="of:=[.C10]/[.D10]" office:value-type="float" office:value="0.02" calcext:value-type="float">
            <text:p>0.02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11]+[.B11]" office:value-type="float" office:value="44" calcext:value-type="float">
            <text:p>44</text:p>
          </table:table-cell>
          <table:table-cell table:formula="of:=[.C11]/[.D11]" office:value-type="float" office:value="0.0227272727272727" calcext:value-type="float">
            <text:p>0.022727272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C12]+[.B12]" office:value-type="float" office:value="80" calcext:value-type="float">
            <text:p>80</text:p>
          </table:table-cell>
          <table:table-cell table:formula="of:=[.C12]/[.D12]" office:value-type="float" office:value="0.05" calcext:value-type="float">
            <text:p>0.05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C13]+[.B13]" office:value-type="float" office:value="108" calcext:value-type="float">
            <text:p>108</text:p>
          </table:table-cell>
          <table:table-cell table:formula="of:=[.C13]/[.D13]" office:value-type="float" office:value="0.0555555555555556" calcext:value-type="float">
            <text:p>0.0555555556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formula="of:=[.C14]+[.B14]" office:value-type="float" office:value="175" calcext:value-type="float">
            <text:p>175</text:p>
          </table:table-cell>
          <table:table-cell table:formula="of:=[.C14]/[.D14]" office:value-type="float" office:value="0.0342857142857143" calcext:value-type="float">
            <text:p>0.034285714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table:formula="of:=[.C15]+[.B15]" office:value-type="float" office:value="196" calcext:value-type="float">
            <text:p>196</text:p>
          </table:table-cell>
          <table:table-cell table:formula="of:=[.C15]/[.D15]" office:value-type="float" office:value="0.0459183673469388" calcext:value-type="float">
            <text:p>0.0459183673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table:formula="of:=SUM([.C9:.C15])" office:value-type="float" office:value="29" calcext:value-type="float">
            <text:p>29</text:p>
          </table:table-cell>
          <table:table-cell table:formula="of:=SUM([.D9:.D15])" office:value-type="float" office:value="748" calcext:value-type="float">
            <text:p>748</text:p>
          </table:table-cell>
          <table:table-cell table:formula="of:=[.C17]/[.D17]" office:value-type="float" office:value="0.0387700534759358" calcext:value-type="float">
            <text:p>0.0387700535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table:formula="of:=SUM([.C2:.C8])" office:value-type="float" office:value="52" calcext:value-type="float">
            <text:p>52</text:p>
          </table:table-cell>
          <table:table-cell table:formula="of:=SUM([.D2:.D8])" office:value-type="float" office:value="1266" calcext:value-type="float">
            <text:p>1266</text:p>
          </table:table-cell>
          <table:table-cell table:formula="of:=[.C18]/[.D18]" office:value-type="float" office:value="0.0410742496050553" calcext:value-type="float">
            <text:p>0.0410742496</text:p>
          </table:table-cell>
          <table:table-cell/>
        </table:table-row>
      </table:table>
      <table:table table:name="Pivot Table_Sheet4_1" table:style-name="ta1">
        <table:shapes>
          <draw:frame draw:z-index="0" draw:style-name="gr1" draw:text-style-name="P1" svg:width="469.96pt" svg:height="295.06pt" svg:x="234.06pt" svg:y="0pt">
            <draw:object draw:notify-on-update-of-ranges="'Pivot Table_Sheet4_1'.A4:'Pivot Table_Sheet4_1'.A9 'Pivot Table_Sheet4_1'.B3:'Pivot Table_Sheet4_1'.B3 'Pivot Table_Sheet4_1'.B4:'Pivot Table_Sheet4_1'.B9 'Pivot Table_Sheet4_1'.C3:'Pivot Table_Sheet4_1'.C3 'Pivot Table_Sheet4_1'.C4:'Pivot Table_Sheet4_1'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ce13"/>
        <table:table-column table:style-name="co1" table:default-cell-style-name="ce19"/>
        <table:table-column table:style-name="co1" table:number-columns-repeated="2" table:default-cell-style-name="ce32"/>
        <table:table-column table:style-name="co1" table:default-cell-style-name="ce36"/>
        <table:table-column table:style-name="co1" table:default-cell-style-name="ce25"/>
        <table:table-row table:style-name="ro1">
          <table:table-cell table:style-name="ce4"/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Gender</text:p>
          </table:table-cell>
          <table:table-cell table:style-name="ce31" table:number-columns-repeated="3"/>
          <table:table-cell table:style-name="ce39"/>
        </table:table-row>
        <table:table-row table:style-name="ro1">
          <table:table-cell table:style-name="ce28"/>
          <table:table-cell table:style-name="ce29" office:value-type="string" calcext:value-type="string">
            <text:p>Max - Percent</text:p>
          </table:table-cell>
          <table:table-cell table:style-name="ce30"/>
          <table:table-cell table:style-name="ce29" office:value-type="string" calcext:value-type="string">
            <text:p>Max - Total</text:p>
          </table:table-cell>
          <table:table-cell table:style-name="ce30"/>
          <table:table-cell table:style-name="ce33" office:value-type="string" calcext:value-type="string">
            <text:p>Total Max - Percent</text:p>
          </table:table-cell>
          <table:table-cell table:style-name="ce40" office:value-type="string" calcext:value-type="string">
            <text:p>Total Max - Total</text:p>
          </table:table-cell>
        </table:table-row>
        <table:table-row table:style-name="ro1">
          <table:table-cell table:style-name="ce5" office:value-type="string" calcext:value-type="string">
            <text:p>Decade</text:p>
          </table:table-cell>
          <table:table-cell table:style-name="ce29" office:value-type="string" calcext:value-type="string">
            <text:p>Female</text:p>
          </table:table-cell>
          <table:table-cell table:style-name="ce30" office:value-type="string" calcext:value-type="string">
            <text:p>Male</text:p>
          </table:table-cell>
          <table:table-cell table:style-name="ce29" office:value-type="string" calcext:value-type="string">
            <text:p>Female</text:p>
          </table:table-cell>
          <table:table-cell table:style-name="ce30" office:value-type="string" calcext:value-type="string">
            <text:p>Male</text:p>
          </table:table-cell>
          <table:table-cell table:style-name="ce34"/>
          <table:table-cell table:style-name="ce41"/>
        </table:table-row>
        <table:table-row table:style-name="ro1">
          <table:table-cell table:style-name="ce6" office:value-type="float" office:value="1950" calcext:value-type="float">
            <text:p>1950</text:p>
          </table:table-cell>
          <table:table-cell table:style-name="ce12" office:value-type="float" office:value="0.0210526315789474" calcext:value-type="float">
            <text:p>0.0210526316</text:p>
          </table:table-cell>
          <table:table-cell table:style-name="ce18" office:value-type="float" office:value="0.0597609561752988" calcext:value-type="float">
            <text:p>0.0597609562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table:style-name="ce35" office:value-type="float" office:value="0.0597609561752988" calcext:value-type="float">
            <text:p>0.0597609562</text:p>
          </table:table-cell>
          <table:table-cell table:style-name="ce24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2" calcext:value-type="float">
            <text:p>0.02</text:p>
          </table:table-cell>
          <table:table-cell office:value-type="float" office:value="0.0402684563758389" calcext:value-type="float">
            <text:p>0.0402684564</text:p>
          </table:table-cell>
          <table:table-cell office:value-type="float" office:value="50" calcext:value-type="float">
            <text:p>50</text:p>
          </table:table-cell>
          <table:table-cell office:value-type="float" office:value="149" calcext:value-type="float">
            <text:p>149</text:p>
          </table:table-cell>
          <table:table-cell office:value-type="float" office:value="0.0402684563758389" calcext:value-type="float">
            <text:p>0.040268456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227272727272727" calcext:value-type="float">
            <text:p>0.0227272727</text:p>
          </table:table-cell>
          <table:table-cell office:value-type="float" office:value="0.05" calcext:value-type="float">
            <text:p>0.05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0.05" calcext:value-type="float">
            <text:p>0.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5" calcext:value-type="float">
            <text:p>0.05</text:p>
          </table:table-cell>
          <table:table-cell office:value-type="float" office:value="0.0429447852760736" calcext:value-type="float">
            <text:p>0.0429447853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0.05" calcext:value-type="float">
            <text:p>0.0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.0290697674418605" calcext:value-type="float">
            <text:p>0.0290697674</text:p>
          </table:table-cell>
          <table:table-cell office:value-type="float" office:value="108" calcext:value-type="float">
            <text:p>108</text:p>
          </table:table-cell>
          <table:table-cell office:value-type="float" office:value="172" calcext:value-type="float">
            <text:p>172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42857142857143" calcext:value-type="float">
            <text:p>0.0342857143</text:p>
          </table:table-cell>
          <table:table-cell office:value-type="float" office:value="0.0338164251207729" calcext:value-type="float">
            <text:p>0.0338164251</text:p>
          </table:table-cell>
          <table:table-cell office:value-type="float" office:value="175" calcext:value-type="float">
            <text:p>175</text:p>
          </table:table-cell>
          <table:table-cell office:value-type="float" office:value="207" calcext:value-type="float">
            <text:p>207</text:p>
          </table:table-cell>
          <table:table-cell office:value-type="float" office:value="0.0342857142857143" calcext:value-type="float">
            <text:p>0.034285714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4" office:value-type="float" office:value="0.0459183673469388" calcext:value-type="float">
            <text:p>0.0459183673</text:p>
          </table:table-cell>
          <table:table-cell table:style-name="ce20" office:value-type="float" office:value="0.0294117647058823" calcext:value-type="float">
            <text:p>0.0294117647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table:style-name="ce37" office:value-type="float" office:value="0.0459183673469388" calcext:value-type="float">
            <text:p>0.0459183673</text:p>
          </table:table-cell>
          <table:table-cell table:style-name="ce26" office:value-type="float" office:value="204" calcext:value-type="float">
            <text:p>204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5" office:value-type="float" office:value="0.0555555555555556" calcext:value-type="float">
            <text:p>0.0555555556</text:p>
          </table:table-cell>
          <table:table-cell table:style-name="ce21" office:value-type="float" office:value="0.0597609561752988" calcext:value-type="float">
            <text:p>0.0597609562</text:p>
          </table:table-cell>
          <table:table-cell table:style-name="ce15" office:value-type="float" office:value="196" calcext:value-type="float">
            <text:p>196</text:p>
          </table:table-cell>
          <table:table-cell table:style-name="ce21" office:value-type="float" office:value="251" calcext:value-type="float">
            <text:p>251</text:p>
          </table:table-cell>
          <table:table-cell table:style-name="ce38" office:value-type="float" office:value="0.0597609561752988" calcext:value-type="float">
            <text:p>0.0597609562</text:p>
          </table:table-cell>
          <table:table-cell table:style-name="ce27" office:value-type="float" office:value="251" calcext:value-type="float">
            <text:p>251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2_1'.A1:'Pivot Table_Sheet2_1'.D12" table:buttons="'Pivot Table_Sheet2_1'.A1 'Pivot Table_Sheet2_1'.A4 'Pivot Table_Sheet2_1'.B3" table:show-filter-button="false" table:drill-down-on-double-click="false">
          <table:source-cell-range table:cell-range-address="Sheet2.A1:Sheet2.G43"/>
          <table:data-pilot-field table:source-field-name="Genre?" table:orientation="page" table:used-hierarchy="0" table:function="auto">
            <table:data-pilot-level table:show-empty="false">
              <table:data-pilot-members>
                <table:data-pilot-member table:name="All" table:display="true" table:show-details="true"/>
                <table:data-pilot-member table:name="Genre Fiction" table:display="false" table:show-details="true"/>
                <table:data-pilot-member table:name="Literary Fiction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ender" table:orientation="column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cade" table:orientation="row" table:used-hierarchy="0" table:function="auto">
            <table:data-pilot-level table:show-empty="false">
              <table:data-pilot-members>
                <table:data-pilot-member table:name="1950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2000" table:display="true" table:show-details="true"/>
                <table:data-pilot-member table:name="20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cent Initials" table:orientation="data" table:used-hierarchy="0" table:function="max">
            <table:data-pilot-level table:show-empty="false">
              <table:data-pilot-members>
                <table:data-pilot-member table:name="0" table:display="true" table:show-details="true"/>
                <table:data-pilot-member table:name="0.0105263158" table:display="true" table:show-details="true"/>
                <table:data-pilot-member table:name="0.011627907" table:display="true" table:show-details="true"/>
                <table:data-pilot-member table:name="0.0117647059" table:display="true" table:show-details="true"/>
                <table:data-pilot-member table:name="0.0133333333" table:display="true" table:show-details="true"/>
                <table:data-pilot-member table:name="0.015503876" table:display="true" table:show-details="true"/>
                <table:data-pilot-member table:name="0.0169491525" table:display="true" table:show-details="true"/>
                <table:data-pilot-member table:name="0.0182926829" table:display="true" table:show-details="true"/>
                <table:data-pilot-member table:name="0.0224719101" table:display="true" table:show-details="true"/>
                <table:data-pilot-member table:name="0.0259067358" table:display="true" table:show-details="true"/>
                <table:data-pilot-member table:name="0.0266666667" table:display="true" table:show-details="true"/>
                <table:data-pilot-member table:name="0.0295566502" table:display="true" table:show-details="true"/>
                <table:data-pilot-member table:name="0.0340136054" table:display="true" table:show-details="true"/>
                <table:data-pilot-member table:name="0.0344827586" table:display="true" table:show-details="true"/>
                <table:data-pilot-member table:name="0.0347826087" table:display="true" table:show-details="true"/>
                <table:data-pilot-member table:name="0.0350262697" table:display="true" table:show-details="true"/>
                <table:data-pilot-member table:name="0.0353982301" table:display="true" table:show-details="true"/>
                <table:data-pilot-member table:name="0.0365448505" table:display="true" table:show-details="true"/>
                <table:data-pilot-member table:name="0.0367647059" table:display="true" table:show-details="true"/>
                <table:data-pilot-member table:name="0.0388802488" table:display="true" table:show-details="true"/>
                <table:data-pilot-member table:name="0.0396196513" table:display="true" table:show-details="true"/>
                <table:data-pilot-member table:name="0.04" table:display="true" table:show-details="true"/>
                <table:data-pilot-member table:name="0.0451467269" table:display="true" table:show-details="true"/>
                <table:data-pilot-member table:name="0.0454545455" table:display="true" table:show-details="true"/>
                <table:data-pilot-member table:name="0.0496083551" table:display="true" table:show-details="true"/>
                <table:data-pilot-member table:name="0.0522979398" table:display="true" table:show-details="true"/>
                <table:data-pilot-member table:name="0.0533707865" table:display="true" table:show-details="true"/>
                <table:data-pilot-member table:name="0.0581613508" table:display="true" table:show-details="true"/>
                <table:data-pilot-member table:name="0.0589254766" table:display="true" table:show-details="true"/>
                <table:data-pilot-member table:name="0.0665083135" table:display="true" table:show-details="true"/>
                <table:data-pilot-member table:name="0.0666666667" table:display="true" table:show-details="true"/>
                <table:data-pilot-member table:name="0.0697674419" table:display="true" table:show-details="true"/>
                <table:data-pilot-member table:name="0.0701107011" table:display="true" table:show-details="true"/>
                <table:data-pilot-member table:name="0.0737704918" table:display="true" table:show-details="true"/>
                <table:data-pilot-member table:name="0.0833333333" table:display="true" table:show-details="true"/>
                <table:data-pilot-member table:name="0.1071428571" table:display="true" table:show-details="true"/>
                <table:data-pilot-member table:name="0.1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4_1'.A1:'Pivot Table_Sheet4_1'.G11" table:buttons="'Pivot Table_Sheet4_1'.A3 'Pivot Table_Sheet4_1'.B1 'Pivot Table_Sheet4_1'.C1" table:show-filter-button="false" table:drill-down-on-double-click="false">
          <table:source-cell-range table:cell-range-address="Sheet4.A1:Sheet4.F15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Gender" table:orientation="column" table:used-hierarchy="0" table:function="auto">
            <table:data-pilot-level table:show-empty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cade" table:orientation="row" table:used-hierarchy="0" table:function="auto">
            <table:data-pilot-level table:show-empty="false">
              <table:data-pilot-members>
                <table:data-pilot-member table:name="1950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2000" table:display="true" table:show-details="true"/>
                <table:data-pilot-member table:name="20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cent" table:orientation="data" table:used-hierarchy="0" table:function="max">
            <table:data-pilot-level table:show-empty="false">
              <table:data-pilot-members>
                <table:data-pilot-member table:name="0.0227272727" table:display="true" table:show-details="true"/>
                <table:data-pilot-member table:name="0.0342857143" table:display="true" table:show-details="true"/>
                <table:data-pilot-member table:name="0.05" table:display="true" table:show-details="true"/>
                <table:data-pilot-member table:name="0.05555555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max">
            <table:data-pilot-level table:show-empty="false">
              <table:data-pilot-members>
                <table:data-pilot-member table:name="44" table:display="true" table:show-details="true"/>
                <table:data-pilot-member table:name="80" table:display="true" table:show-details="true"/>
                <table:data-pilot-member table:name="108" table:display="true" table:show-details="true"/>
                <table:data-pilot-member table:name="17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0:18:07.7143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1:28:46.483352000</meta:creation-date>
    <meta:editing-duration>PT4H31M19S</meta:editing-duration>
    <meta:editing-cycles>4</meta:editing-cycles>
    <meta:generator>LibreOffice/4.4.3.2$MacOSX_X86_64 LibreOffice_project/88805f81e9fe61362df02b9941de8e38a9b5fd16</meta:generator>
    <dc:date>2017-04-05T17:59:51.043561000</dc:date>
    <meta:document-statistic meta:table-count="5" meta:cell-count="7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7cm" svg:y="3.97cm" style:legend-expansion="high" chart:style-name="ch2"/>
        <chart:plot-area chart:style-name="ch3" table:cell-range-address="'Pivot Table_Sheet2_1'.A4:'Pivot Table_Sheet2_1'.C11" chart:data-source-has-labels="both" svg:x="0.32cm" svg:y="0.18cm" svg:width="12.857cm" svg:height="8.64cm">
          <chartooo:coordinate-region svg:x="1.239cm" svg:y="0.37cm" svg:width="11.546cm" svg:height="7.821cm"/>
          <chart:axis chart:dimension="x" chart:name="primary-x" chart:style-name="ch4" chartooo:axis-type="auto">
            <chartooo:date-scale/>
            <chart:categories table:cell-range-address="'Pivot Table_Sheet2_1'.A5:'Pivot Table_Sheet2_1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vot Table_Sheet2_1'.B5:'Pivot Table_Sheet2_1'.B11" chart:label-cell-address="'Pivot Table_Sheet2_1'.B4:'Pivot Table_Sheet2_1'.B4" chart:class="chart:line">
            <chart:data-point chart:repeated="7"/>
          </chart:series>
          <chart:series chart:style-name="ch7" chart:values-cell-range-address="'Pivot Table_Sheet2_1'.C5:'Pivot Table_Sheet2_1'.C11" chart:label-cell-address="'Pivot Table_Sheet2_1'.C4:'Pivot Table_Sheet2_1'.C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'Pivot Table_Sheet2_1'.B4:'Pivot Table_Sheet2_1'.B4</svg:desc>
                </draw:g>
              </table:table-cell>
              <table:table-cell office:value-type="string">
                <text:p>Male</text:p>
                <draw:g>
                  <svg:desc>'Pivot Table_Sheet2_1'.C4:'Pivot Table_Sheet2_1'.C4</svg:desc>
                </draw:g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'Pivot Table_Sheet2_1'.A5:'Pivot Table_Sheet2_1'.A11</svg:desc>
                </draw:g>
              </table:table-cell>
              <table:table-cell office:value-type="float" office:value="0.0133333333333333">
                <text:p>0.0133333333333333</text:p>
                <draw:g>
                  <svg:desc>'Pivot Table_Sheet2_1'.B5:'Pivot Table_Sheet2_1'.B11</svg:desc>
                </draw:g>
              </table:table-cell>
              <table:table-cell office:value-type="float" office:value="0.0665083135391924">
                <text:p>0.0665083135391924</text:p>
                <draw:g>
                  <svg:desc>'Pivot Table_Sheet2_1'.C5:'Pivot Table_Sheet2_1'.C11</svg:desc>
                </draw:g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0.0353982300884956">
                <text:p>0.0353982300884956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347826086956522">
                <text:p>0.0347826086956522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0.0496083550913838">
                <text:p>0.049608355091383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365448504983389">
                <text:p>0.0365448504983389</text:p>
              </table:table-cell>
              <table:table-cell office:value-type="float" office:value="0.0451467268623025">
                <text:p>0.04514672686230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96196513470681">
                <text:p>0.0396196513470681</text:p>
              </table:table-cell>
              <table:table-cell office:value-type="float" office:value="0.05229793977813">
                <text:p>0.0522979397781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0701107011070111">
                <text:p>0.0701107011070111</text:p>
              </table:table-cell>
              <table:table-cell office:value-type="float" office:value="0.0350262697022767">
                <text:p>0.0350262697022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58cm" svg:height="10.41cm" xlink:href=".." xlink:type="simple" chart:class="chart:line" chart:style-name="ch1">
        <chart:title svg:x="4.008cm" svg:y="0.456cm" chart:style-name="ch2">
          <text:p>% of Authors Using Initials as First Name</text:p>
        </chart:title>
        <chart:legend chart:legend-position="end" svg:x="14.077cm" svg:y="4.675cm" style:legend-expansion="high" chart:style-name="ch3"/>
        <chart:plot-area chart:style-name="ch4" table:cell-range-address="'Pivot Table_Sheet4_1'.A3:'Pivot Table_Sheet4_1'.C9" chart:data-source-has-labels="both" svg:x="0.331cm" svg:y="1.318cm" svg:width="13.415cm" svg:height="8.884cm">
          <chartooo:coordinate-region svg:x="1.25cm" svg:y="1.508cm" svg:width="12.104cm" svg:height="8.065cm"/>
          <chart:axis chart:dimension="x" chart:name="primary-x" chart:style-name="ch5" chartooo:axis-type="auto">
            <chartooo:date-scale/>
            <chart:categories table:cell-range-address="'Pivot Table_Sheet4_1'.A4:'Pivot Table_Sheet4_1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4_1'.B4:'Pivot Table_Sheet4_1'.B9" chart:label-cell-address="'Pivot Table_Sheet4_1'.B3:'Pivot Table_Sheet4_1'.B3" chart:class="chart:line">
            <chart:data-point chart:repeated="6"/>
          </chart:series>
          <chart:series chart:style-name="ch8" chart:values-cell-range-address="'Pivot Table_Sheet4_1'.C4:'Pivot Table_Sheet4_1'.C9" chart:label-cell-address="'Pivot Table_Sheet4_1'.C3:'Pivot Table_Sheet4_1'.C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  <draw:g>
                  <svg:desc>'Pivot Table_Sheet4_1'.B3:'Pivot Table_Sheet4_1'.B3</svg:desc>
                </draw:g>
              </table:table-cell>
              <table:table-cell office:value-type="string">
                <text:p>Male</text:p>
                <draw:g>
                  <svg:desc>'Pivot Table_Sheet4_1'.C3:'Pivot Table_Sheet4_1'.C3</svg:desc>
                </draw:g>
              </table:table-cell>
            </table:table-row>
          </table:table-header-rows>
          <table:table-rows>
            <table:table-row>
              <table:table-cell office:value-type="float" office:value="1950">
                <text:p>1950</text:p>
                <draw:g>
                  <svg:desc>'Pivot Table_Sheet4_1'.A4:'Pivot Table_Sheet4_1'.A9</svg:desc>
                </draw:g>
              </table:table-cell>
              <table:table-cell office:value-type="float" office:value="0.0210526315789474">
                <text:p>0.0210526315789474</text:p>
                <draw:g>
                  <svg:desc>'Pivot Table_Sheet4_1'.B4:'Pivot Table_Sheet4_1'.B9</svg:desc>
                </draw:g>
              </table:table-cell>
              <table:table-cell office:value-type="float" office:value="0.0597609561752988">
                <text:p>0.0597609561752988</text:p>
                <draw:g>
                  <svg:desc>'Pivot Table_Sheet4_1'.C4:'Pivot Table_Sheet4_1'.C9</svg:desc>
                </draw:g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02">
                <text:p>0.02</text:p>
              </table:table-cell>
              <table:table-cell office:value-type="float" office:value="0.0402684563758389">
                <text:p>0.0402684563758389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05">
                <text:p>0.05</text:p>
              </table:table-cell>
              <table:table-cell office:value-type="float" office:value="0.0429447852760736">
                <text:p>0.042944785276073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90697674418605">
                <text:p>0.029069767441860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42857142857143">
                <text:p>0.0342857142857143</text:p>
              </table:table-cell>
              <table:table-cell office:value-type="float" office:value="0.0338164251207729">
                <text:p>0.0338164251207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MacOSX_X86_64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